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ferences:</text:p>
      <text:p text:style-name="Standard"/>
      <text:p text:style-name="Standard">méthodes d'optimisation combinatoire, Irene Charon, Anne Germa et Olivier Hudry, MASSON,1996</text:p>
      <text:p text:style-name="Standard"/>
      <text:p text:style-name="Standard">Graphes et algorithmes,M.Gondran – M.Minoux, 4eme edition, Lavoisier, 2009</text:p>
      <text:p text:style-name="Standard"/>
      <text:p text:style-name="Standard">Algorithmes de Graphes, P.Lacomme – C.Prins – M.Sevaux, Eyrolles 2003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4-10-31T19:06:48</meta:creation-date>
    <dc:date>2014-10-31T19:11:20</dc:date>
    <dc:creator>Daniel Veysseire</dc:creator>
    <meta:editing-duration>PT4M38S</meta:editing-duration>
    <meta:editing-cycles>3</meta:editing-cycles>
    <meta:generator>OpenOffice.org/3.4.1$Unix OpenOffice.org_project/341m1$Build-9593</meta:generator>
    <meta:document-statistic meta:table-count="0" meta:image-count="0" meta:object-count="0" meta:page-count="1" meta:paragraph-count="4" meta:word-count="31" meta:character-count="247"/>
  </office:meta>
</office:document-meta>
</file>